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0740A4585E3F891507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548dd4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0" style:family="paragraph" style:parent-style-name="Standard" style:master-page-name="Converted2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1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7874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7874in" style:auto-text-indent="false" fo:padding="0in" fo:border="none" fo:keep-with-next="auto"/>
      <style:text-properties fo:color="#3a3aee" style:font-name="Arial" fo:font-size="12pt" style:font-name-asian="Arial1" style:font-size-asian="12pt" style:font-name-complex="Arial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7874in" style:auto-text-indent="false" fo:padding="0in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.7874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 style:master-page-name="Converted3">
      <style:paragraph-properties fo:margin-top="0in" fo:margin-bottom="0in" loext:contextual-spacing="false" fo:line-height="100%" style:page-number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.5in" style:auto-text-indent="false"/>
    </style:style>
    <style:style style:name="P19" style:family="paragraph" style:parent-style-name="Standard">
      <style:paragraph-properties fo:margin-top="0in" fo:margin-bottom="0.1665in" loext:contextual-spacing="false" fo:line-height="100%" fo:orphans="0" fo:widows="0"/>
    </style:style>
    <style:style style:name="P20" style:family="paragraph" style:parent-style-name="Standard">
      <style:paragraph-properties fo:margin-top="0in" fo:margin-bottom="0.1665in" loext:contextual-spacing="false" fo:line-height="100%" fo:orphans="0" fo:widows="0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T4" style:family="text"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T5" style:family="text">
      <style:text-properties style:font-name="Arial" fo:font-size="12pt" style:font-name-asian="Arial1" style:font-size-asian="12pt" style:font-name-complex="Arial1" style:font-size-complex="12pt"/>
    </style:style>
    <style:style style:name="T6" style:family="text">
      <style:text-properties style:font-name="Arial" fo:font-size="12pt" style:font-name-asian="Arial1" style:font-size-asian="12pt" style:font-name-complex="Arial1" style:font-size-complex="12pt"/>
    </style:style>
    <style:style style:name="T7" style:family="text">
      <style:text-properties style:font-name="Arial" fo:font-size="9pt" style:font-name-asian="Arial1" style:font-size-asian="9pt" style:font-name-complex="Arial1" style:font-size-complex="9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super 58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15" style:family="text">
      <style:text-properties fo:font-variant="normal" fo:text-transform="none" fo:color="#3a3aee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8" style:family="text">
      <style:text-properties fo:font-variant="normal" fo:text-transform="none" fo:color="#548dd4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9" style:family="text">
      <style:text-properties fo:font-variant="normal" fo:text-transform="none" fo:color="#548dd4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 style:font-name="Arial" fo:font-size="12pt" style:font-name-asian="Arial1" style:font-size-asian="12pt" style:font-name-complex="Arial1" style:font-size-complex="12pt"/>
    </style:style>
    <style:style style:name="T23" style:family="text">
      <style:text-properties fo:color="#548dd4" style:font-name="Arial" fo:font-size="9pt" style:font-name-asian="Arial1" style:font-size-asian="9pt" style:font-name-complex="Arial1" style:font-size-complex="9pt"/>
    </style:style>
    <style:style style:name="T24" style:family="text">
      <style:text-properties fo:color="#548dd4" style:font-name="Arial" fo:font-size="12pt" style:font-name-asian="Arial1" style:font-size-asian="12pt" style:font-name-complex="Arial1" style:font-size-complex="12pt"/>
    </style:style>
    <style:style style:name="T25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6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27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28" style:family="text">
      <style:text-properties fo:color="#1155cc"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29" style:family="text">
      <style:text-properties fo:color="#1155cc" style:font-name="Times New Roman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T30" style:family="text">
      <style:text-properties fo:color="#0000ff" style:font-name="Arial" fo:font-size="12pt" style:font-name-asian="Arial1" style:font-size-asian="12pt" style:font-name-complex="Arial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SISTEMA DE MONITORAMENTO DA ÁGUA</text:span></text:p>
      <text:p text:style-name="P1"><text:span text:style-name="T1">Sistema de monitoramento da água estudo de caso na cidade de Balneário Camboriú</text:span></text:p>
      <text:p text:style-name="P3"/>
      <text:p text:style-name="P1"><text:span text:style-name="T3">Jeferson Brum</text:span><text:span text:style-name="T14"><text:note text:id="ftn1" text:note-class="footnote"><text:note-citation>1</text:note-citation><text:note-body><text:p text:style-name="P9"><text:span text:style-name="T20"/><text:span text:style-name="T11"> Estudante, Instituto Federal Catarinense - Camp</text:span><text:span text:style-name="T7">us </text:span><text:span text:style-name="T11">Camboriú, </text:span><text:span text:style-name="T7">jefersonbrumc@outlook.com</text:span></text:p></text:note-body></text:note></text:span><text:span text:style-name="T10">; </text:span><text:span text:style-name="T3">Gabriel Pagelkopf</text:span><text:span text:style-name="T14"><text:note text:id="ftn2" text:note-class="footnote"><text:note-citation>2</text:note-citation><text:note-body><text:p text:style-name="P10"><text:span text:style-name="T20"/><text:span text:style-name="T11"> Estudante, Institu</text:span><text:span text:style-name="T7">to Federal Catarinense - Campus Camboriú, gabriel.pagelkopf@gmail.com</text:span></text:p></text:note-body></text:note></text:span></text:p>
      <text:p text:style-name="P3"/>
      <text:p text:style-name="P1"><text:span text:style-name="T9">RESUMO</text:span></text:p>
      <text:p text:style-name="P1"><text:span text:style-name="T23"><text:s/></text:span></text:p>
      <text:p text:style-name="P7"><text:span text:style-name="T5">No presente artigo será apresentado um projeto de monitoramento dos parâmetros da <text:s/>água, usando sensores para a coleta desses dados como pH, Oxigênio, Coloração, Temperatura, Condutividade sendo situado em locais rurais e urbanos, tendo a coleta dos dados necessários frequentemente evitando a poluição e favorecendo o tratamento de locais desprovido.</text:span></text:p>
      <text:p text:style-name="P2"><text:span text:style-name="T23"><text:s/></text:span></text:p>
      <text:p text:style-name="P2"><text:span text:style-name="T9">Palavras-chave</text:span><text:span text:style-name="T8">: </text:span><text:span text:style-name="T5">Sensores</text:span><text:span text:style-name="T8">. </text:span><text:span text:style-name="T5">IoT</text:span><text:span text:style-name="T8">. </text:span><text:span text:style-name="T5">Qualidade da água</text:span><text:span text:style-name="T8">. Monitoramento da qualidade da </text:span><text:span text:style-name="T5">água</text:span></text:p>
      <text:p text:style-name="P4"/>
      <text:p text:style-name="P1"><text:span text:style-name="T23"><text:s/></text:span></text:p>
      <text:p text:style-name="P1"><text:span text:style-name="T23"><text:s/></text:span></text:p>
      <text:p text:style-name="P1"><text:span text:style-name="T9">INTRODUÇÃO</text:span></text:p>
      <text:p text:style-name="P1"><text:span text:style-name="T23"><text:s/></text:span></text:p>
      <text:p text:style-name="P12"><text:span text:style-name="T5">A água sendo um dos recursos mais importantes para a vida e dependendo dela para viver, outro quesito importante é mantê-la límpida para o seu próprio consumo para áreas agrícolas e outros tipos de necessidades.</text:span></text:p>
      <text:p text:style-name="P18"><text:bookmark text:name="_heading=h.s15t75i0sd9w"/><text:span text:style-name="T22"><text:note text:id="ftn3" text:note-class="footnote"><text:note-citation>3</text:note-citation><text:note-body><text:p text:style-name="P17"><text:span text:style-name="T20"/><text:span text:style-name="T25"> “A importância da Água - Brasil das Águas - Revelando o azul do verde e amarelo -</text:span></text:p><text:p text:style-name="P16"><text:a xlink:type="simple" xlink:href="http://brasildasaguas.com.br/educacional/a-importancia-da-agua/" text:style-name="Internet_20_link" text:visited-style-name="Visited_20_Internet_20_Link"><text:span text:style-name="T28">http://brasildasaguas.com.br/educacional/a-importancia-da-agua/</text:span></text:a><text:span text:style-name="T25">. Acessado em 2 de julho 2019</text:span></text:p></text:note-body></text:note></text:span><text:span text:style-name="T5">Segundo as estatísticas, 70% da superfície do planeta são constituídos de água e somente 2,5% são de água doce.<text:tab/></text:span></text:p>
      <text:p text:style-name="P18"><text:bookmark text:name="_heading=h.uqxrswp2zufy"/><text:span text:style-name="T5"><text:tab/>Um sexto da população mundial, mais de um bilhão de pessoas não têm acesso a água potável e cerca de 6 mil crianças morrem diariamente devido a doenças ligadas à água insalubre.</text:span></text:p>
      <text:p text:style-name="P18"><text:bookmark text:name="_heading=h.l01i08h40jn1"/><text:span text:style-name="T5"><text:tab/>Tendo em vista a necessidade da água doce utilizada pelo homem vem das represas, rios, lagos, açudes, poços, reservas subterrâneas e em certos casos do mar (após um processo chamado dessalinização). A água para o consumo é armazenada em reservatórios de distribuição e depois enviada para grandes tanques e caixas d’água de casas e edifícios. Após o uso, a água deveria seguir pela rede de captação de esgotos. Antes de voltar à natureza, ela deveria ser tratada para evitar a contaminação de rios e reservatórios, mas isso não é o caso em grande parte dos países do mundo. No Brasil, ainda não chega a ser 40%.</text:span></text:p>
      <text:p text:style-name="P18"><text:bookmark text:name="_heading=h.ogb0lm5mwatt"/><text:span text:style-name="T5"><text:s/>Com isso vem o cuidado de ter um tratamento e monitoramento da água sendo assim o conceito do projeto encontra-se usar sensores de monitoramento em Balneário Camboriú e Camboriú como uma mini estação, que obteriam os dados necessários para ter uma água potável e seriam enviados para uma central passando por uma avaliação. Sendo assim indicariam frequentemente o nível de limpidez da água em áreas rurais e urbanas eliminando a poluição com os dados constantemente coletados. A solução mencionada, apresentaria uma forma mais </text:span><text:span text:style-name="T5">pratica de coletar os dados necessários como pH, Oxigênio, Coloração, Temperatura e outros, para se ter um monitoramento da qualidade da água, tornando-se mais fácil a coleta desses dados em locais de difícil acesso ou em cidades urbanas.</text:span></text:p>
      <text:p text:style-name="P13"/>
      <text:p text:style-name="P1"><text:span text:style-name="T23"><text:s/></text:span></text:p>
      <text:p text:style-name="P1"><text:span text:style-name="T23"><text:s/></text:span></text:p>
      <text:p text:style-name="P1"><text:span text:style-name="T9">PROCEDIMENTOS METODOLÓGICOS</text:span></text:p>
      <text:p text:style-name="P1"><text:span text:style-name="T23"><text:s/></text:span></text:p>
      <text:p text:style-name="P12"><text:soft-page-break/><text:span text:style-name="T5">No desenvolvimento metodológico do projeto se teve uma pesquisa exploratória onde se a partir do tema escolhido foram feitas pesquisas e estudo em artigos e páginas Web com as palavras chaves: <text:s/>monitoramento da qualidade da água, qualidade da água, sensores de monitoramento para água. </text:span></text:p>
      <text:p text:style-name="P12"><text:span text:style-name="T5">Pesquisa sobre quais tipos de dados que são necessários coletar para se ter uma água potável.</text:span></text:p>
      <text:p text:style-name="P12"><text:span text:style-name="T5">Identificando as tecnologias necessárias quais tipos de sensores são utilizados <text:s/>para a detecção da qualidade da água.</text:span></text:p>
      <text:p text:style-name="P14"/>
      <text:p text:style-name="P12"><text:span text:style-name="T5"><text:s text:c="4"/></text:span><text:span text:style-name="T30"><text:s/></text:span></text:p>
      <text:p text:style-name="P1"><text:span text:style-name="T23"><text:s/></text:span></text:p>
      <text:p text:style-name="P1"><text:span text:style-name="T23"><text:s/></text:span></text:p>
      <text:p text:style-name="P1"><text:span text:style-name="T9">RESULTADOS ESPERADOS OU PARCIAIS</text:span></text:p>
      <text:p text:style-name="P1"><text:span text:style-name="T23"><text:s/></text:span></text:p>
      <text:p text:style-name="P12"><text:span text:style-name="T5">Como resultados esperados, foram feitos estudos de caso entre artigos situado na área de monitoramento, e de como são feitas as coletas dos dados necessários para se ter uma água potável.</text:span></text:p>
      <text:p text:style-name="P12"><text:span text:style-name="T5">Tendo isso como conclusão, se espera que esse sistema de monitoramento irá auxiliar de forma mais prática em áreas rurais e urbanas para se ter uma água sem poluição ou algum resíduo de agrotóxico, com isso fazer desse artigo como uma contribuição e motivação para estudos e pesquisas futuras sobre as áreas de tratamento da água.</text:span></text:p>
      <text:p text:style-name="P1"><text:span text:style-name="T23"><text:s/></text:span></text:p>
      <text:p text:style-name="P1"><text:span text:style-name="T9">CONSIDERAÇÕES FINAIS</text:span></text:p>
      <text:p text:style-name="P1"><text:span text:style-name="T23"><text:s/></text:span><text:span text:style-name="T24"><text:s/></text:span></text:p>
      <text:p text:style-name="P12"><text:span text:style-name="T5">Neste trabalho foi apresentado a importância da água, um conceito de sistema de monitoramento dos parâmetros da qualidade da água, o sistema proposto seria composto de sensores que monitoram, processam e enviam os dados necessários para uma central a qualidade da água de forma mais frequentemente, onde seriam avaliados para se ter uma água potável, tendo esta base iremos continuar a desenvolver e montar o protótipo para testes de viabilidade e testes em campo.</text:span></text:p>
      <text:p text:style-name="P1"><text:span text:style-name="T23"><text:s/></text:span></text:p>
      <text:p text:style-name="P1"><text:span text:style-name="T23"><text:s/></text:span></text:p>
      <text:p text:style-name="P5"/>
      <text:p text:style-name="P1"><text:span text:style-name="T9">REFERÊNCIAS</text:span></text:p>
      <text:p text:style-name="P19"><text:span text:style-name="T26">AUGUSTIN, Aloÿs; YI, Jiazi; CLAUSEN, Thomas; et al. A Study of LoRa: Long Range &amp;amp; Low Power Networks for the Internet of Things. Sensors, v. 16, n. 9, p. 1466, 2016</text:span></text:p>
      <text:p text:style-name="P19"><text:span text:style-name="T26">BANNA, Muinul; IMRAN, Syed; FRANCISQUE, Alex; et al. Online Drinking Water Quality Monitoring: Review on Available and Emerging Technologies. Critical Reviews in Environmental Science and Technology, v. 44, 2014.</text:span></text:p>
      <text:p text:style-name="P19"><text:span text:style-name="T26">Brasil das Aguas - Revelando o azul do verde e amarelo » A Importância da Água. Disponível em: &lt;</text:span><text:a xlink:type="simple" xlink:href="http://brasildasaguas.com.br/educacional/a-importancia-da-agua/" text:style-name="ListLabel_20_1" text:visited-style-name="ListLabel_20_1"><text:span text:style-name="T29">http://brasildasaguas.com.br/educacional/a-importancia-da-agua/</text:span></text:a><text:span text:style-name="T26">&gt;. Acesso em: 2 jul. 2019 </text:span></text:p>
      <text:p text:style-name="P19"><text:span text:style-name="T26">LAMBROU, T. P.; PANAYIOTOU, C. G.; ANASTASIOU, C. C. A low-cost system for real time monitoring and assessment of potable water quality at consumer sites. In: 2012 IEEE SENSORS. [s.l.: s.n.], 2012, p. 1–4.</text:span></text:p>
      <text:p text:style-name="P19"><text:span text:style-name="T26">PETAJAJARVI, J.; MIKHAYLOV, K.; ROIVAINEN, A.; et al. On the coverage of LPWANs: range evaluation and channel attenuation model for LoRa technology. In: 2015 14th International Conference on ITS Telecommunications (ITST). [s.l.: s.n.], 2015, p. 55–59.</text:span></text:p>
      <text:p text:style-name="P19"><text:span text:style-name="T26">UCKELMANN, Dieter; HARRISON, Mark; MICHAHELLES, Florian. An Architectural Approach Towards the Future Internet of Things. In: UCKELMANN, Dieter; HARRISON, Mark; MICHAHELLES, Florian (Orgs.). Architecting the Internet of Things. Berlin, Heidelberg: Springer Berlin Heidelberg, 2011, p. 1–24. Disponível em: &lt;https://doi.org/10.1007/978-3-642-19157-2_1&gt;. Acesso em: 2 jul. 2019.</text:span></text:p>
      <text:p text:style-name="P19"><text:span text:style-name="T26">VIJAYAKUMAR, N.; RAMYA, R. The real time monitoring of water quality in IoT environment. In: 2015 International Conference on Circuits, Power and Computing Technologies [ICCPCT-2015]. [s.l.: s.n.], 2015, p. 1–4.</text:span></text:p>
      <text:p text:style-name="P20"><text:soft-page-break/></text:p>
      <text:p text:style-name="P15"/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style:font-name="Times New Roman" fo:font-family="'Times New Roman'" style:font-family-generic="roman" style:font-pitch="variable" fo:font-size="13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24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4.6264in" svg:height="0.7465in" draw:z-index="2"><draw:image xlink:href="Pictures/10000000000002CD000000740A4585E3F891507F.png" xlink:type="simple" xlink:show="embed" xlink:actuate="onLoad" loext:mime-type="image/png"/></draw:frame></text:p>
        <text:p text:style-name="MP2"/>
      </style:header>
    </style:master-page>
    <style:master-page style:name="Converted1" style:page-layout-name="Mpm2"/>
    <style:master-page style:name="Converted2" style:page-layout-name="Mpm3"/>
    <style:master-page style:name="Converted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7:56:00</meta:creation-date>
    <meta:initial-creator>Sanir da Conceicao,,,,Professora</meta:initial-creator>
    <meta:document-statistic meta:table-count="0" meta:image-count="1" meta:object-count="0" meta:page-count="3" meta:paragraph-count="50" meta:word-count="920" meta:character-count="6024" meta:non-whitespace-character-count="5111"/>
    <meta:generator>LibreOfficeDev/6.0.5.2$Linux_X86_64 LibreOffice_project/</meta:generator>
  </office:meta>
</office:document-meta>
</file>